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bc6" officeooo:paragraph-rsid="00134bc6"/>
    </style:style>
    <style:style style:name="P2" style:family="paragraph" style:parent-style-name="Standard">
      <style:text-properties officeooo:rsid="00145747" officeooo:paragraph-rsid="00145747"/>
    </style:style>
    <style:style style:name="P3" style:family="paragraph" style:parent-style-name="Standard">
      <style:text-properties officeooo:rsid="00145747" officeooo:paragraph-rsid="0015eb91"/>
    </style:style>
    <style:style style:name="P4" style:family="paragraph" style:parent-style-name="Standard">
      <style:text-properties style:text-underline-style="none" fo:font-weight="normal" officeooo:rsid="00145747" officeooo:paragraph-rsid="0014574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5747" officeooo:paragraph-rsid="0015eb91" style:font-weight-asian="normal" style:font-weight-complex="normal"/>
    </style:style>
    <style:style style:name="P6" style:family="paragraph" style:parent-style-name="Standard">
      <style:text-properties officeooo:rsid="0015eb91" officeooo:paragraph-rsid="0015eb91"/>
    </style:style>
    <style:style style:name="T1" style:family="text">
      <style:text-properties officeooo:rsid="00145747"/>
    </style:style>
    <style:style style:name="T2" style:family="text">
      <style:text-properties officeooo:rsid="0015eb91"/>
    </style:style>
    <style:style style:name="T3" style:family="text">
      <style:text-properties style:text-underline-style="solid" style:text-underline-width="auto" style:text-underline-color="font-color" fo:font-weight="bold" officeooo:rsid="0015eb91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eb91" style:font-weight-asian="normal" style:font-weight-complex="normal"/>
    </style:style>
    <style:style style:name="T6" style:family="text">
      <style:text-properties officeooo:rsid="0016bac9"/>
    </style:style>
    <style:style style:name="T7" style:family="text">
      <style:text-properties officeooo:rsid="0017bd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em Salah Mohamed, <text:s/>&lt; k<text:span text:style-name="T2">oll wa7ed yekteb esmo</text:span> :D</text:p>
      <text:p text:style-name="P1">March 9, 2017</text:p>
      <text:p text:style-name="P1"/>
      <text:p text:style-name="P1">1.1 Purpose</text:p>
      <text:p text:style-name="P1"><text:tab/><text:tab/>This software design document describes the architecture and system design</text:p>
      <text:p text:style-name="P1"><text:tab/><text:tab/>of (Adw<text:span text:style-name="T1">ytee)</text:span></text:p>
      <text:p text:style-name="P1"/>
      <text:p text:style-name="P2">1.2 Scope</text:p>
      <text:p text:style-name="P3"><text:tab/><text:span text:style-name="T2">O</text:span>ur project will target mainly <text:span text:style-name="T2">three</text:span> user<text:span text:style-name="T2">s (Normal User, Pharmacy and company)</text:span></text:p>
      <text:p text:style-name="P3"/>
      <text:p text:style-name="P3"><text:tab/><text:span text:style-name="T3">Normal User</text:span><text:span text:style-name="T5"> <text:line-break/><text:tab/><text:tab/><text:tab/>1-</text:span><text:span text:style-name="T4">he</text:span> will able to search for a certain medicine on our web application and our <text:tab/><text:tab/><text:tab/>database server will provide him with the location of the near pharmacies in <text:tab/><text:tab/><text:tab/>ascending order </text:p>
      <text:p text:style-name="P3"><text:tab/><text:tab/><text:tab/><text:span text:style-name="T2">2-he will be able to track certain medicine and server will notify him <text:tab/><text:tab/><text:tab/><text:tab/>whenever its available</text:span></text:p>
      <text:p text:style-name="P3"><text:span text:style-name="T2"><text:tab/><text:tab/><text:tab/>3-he will be able to set schedule and server will notify and provide him with <text:tab/><text:tab/><text:tab/>the the available pharmacies</text:span></text:p>
      <text:p text:style-name="P6"><text:tab/><text:tab/><text:tab/>4-he will be able to view alternatives in ascending according to the highest <text:tab/><text:tab/><text:tab/>recommendation</text:p>
      <text:p text:style-name="P3"><text:tab/></text:p>
      <text:p text:style-name="P2"><text:tab/><text:span text:style-name="T3">pharmacy</text:span></text:p>
      <text:p text:style-name="P4"><text:tab/><text:tab/><text:tab/><text:span text:style-name="T2">1-registered pharmacies will be able to provide users with their location and <text:tab/><text:tab/><text:tab/>brief details about the pharmacy </text:span></text:p>
      <text:p text:style-name="P5"><text:tab/><text:tab/><text:tab/><text:span text:style-name="T2">2-it will provide the server with available medicines real time</text:span></text:p>
      <text:p text:style-name="P5"><text:span text:style-name="T2"><text:tab/><text:tab/><text:tab/>3-it will be able to add or remove medicine from its database</text:span></text:p>
      <text:p text:style-name="P5"><text:tab/><text:tab/><text:tab/><text:span text:style-name="T2">4-it will be able to add new medicine to the database and provide <text:tab/><text:tab/><text:tab/><text:tab/><text:tab/>brief details about it</text:span></text:p>
      <text:p text:style-name="P5"><text:tab/><text:tab/><text:tab/><text:span text:style-name="T2">5-pharmacy will be able to edit medicine info </text:span></text:p>
      <text:p text:style-name="P5"><text:tab/><text:tab/><text:tab/><text:span text:style-name="T2">6-pharmacy will be able to set alternatives to medicines</text:span></text:p>
      <text:p text:style-name="P5"><text:tab/><text:span text:style-name="T3">company</text:span></text:p>
      <text:p text:style-name="P5"><text:tab/><text:tab/><text:tab/><text:span text:style-name="T2">1-company will be able to add medicine</text:span></text:p>
      <text:p text:style-name="P5"><text:tab/><text:tab/><text:tab/><text:span text:style-name="T6">2-company will be able to lock an owned medicine to prevent editing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23:42.118357392</meta:creation-date>
    <meta:generator>LibreOffice/5.1.6.2$Linux_X86_64 LibreOffice_project/10m0$Build-2</meta:generator>
    <dc:date>2017-03-15T21:09:12.982950706</dc:date>
    <meta:editing-duration>PT6M49S</meta:editing-duration>
    <meta:editing-cycles>1</meta:editing-cycles>
    <meta:document-statistic meta:table-count="0" meta:image-count="0" meta:object-count="0" meta:page-count="1" meta:paragraph-count="22" meta:word-count="215" meta:character-count="1336" meta:non-whitespace-character-count="1068"/>
  </office:meta>
</office:document-meta>
</file>